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4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2cm" svg:height="1.673cm" svg:x="1cm" svg:y="20.501cm">
          <draw:text-box>
            <text:p><text:span text:style-name="T1">FULL TABLE</text:span></text:p>
            <text:p><text:span text:style-name="T1">SCAN ON SP</text:span></text:p>
            <text:p><text:span text:style-name="T1">+ FILTER</text:span></text:p>
          </draw:text-box>
        </draw:frame>
        <draw:frame draw:style-name="gr2" draw:text-style-name="P3" draw:layer="layout" svg:width="5cm" svg:height="1.199cm" svg:x="3.904cm" svg:y="23.801cm">
          <draw:text-box>
            <text:p text:style-name="P2"><text:span text:style-name="T1">INDEX RANGE SCAN ON INDEX(E.Città)</text:span></text:p>
          </draw:text-box>
        </draw:frame>
        <draw:frame draw:style-name="gr1" draw:text-style-name="P1" draw:layer="layout" svg:width="3.1cm" svg:height="1.673cm" svg:x="13.7cm" svg:y="24.001cm">
          <draw:text-box>
            <text:p><text:span text:style-name="T1">FULL TABLE SCAN ON IP + FILTER</text:span></text:p>
          </draw:text-box>
        </draw:frame>
        <draw:line draw:style-name="gr3" draw:text-style-name="P4" draw:layer="layout" svg:x1="2.3cm" svg:y1="20.301cm" svg:x2="2.3cm" svg:y2="18.201cm">
          <text:p/>
        </draw:line>
        <draw:line draw:style-name="gr3" draw:text-style-name="P4" draw:layer="layout" svg:x1="3.1cm" svg:y1="17.801cm" svg:x2="2.3cm" svg:y2="18.201cm">
          <text:p/>
        </draw:line>
        <draw:line draw:style-name="gr3" draw:text-style-name="P4" draw:layer="layout" svg:x1="6.2cm" svg:y1="20.301cm" svg:x2="6.2cm" svg:y2="18.401cm">
          <text:p/>
        </draw:line>
        <draw:line draw:style-name="gr3" draw:text-style-name="P4" draw:layer="layout" svg:x1="5cm" svg:y1="17.701cm" svg:x2="6.2cm" svg:y2="18.401cm">
          <text:p/>
        </draw:line>
        <draw:frame draw:style-name="gr4" draw:text-style-name="P1" draw:layer="layout" svg:width="3.6cm" svg:height="1.199cm" svg:x="15.3cm" svg:y="19.901cm">
          <draw:text-box>
            <text:p><text:span text:style-name="T1">HASH JOIN ON Pid</text:span></text:p>
          </draw:text-box>
        </draw:frame>
        <draw:line draw:style-name="gr3" draw:text-style-name="P4" draw:layer="layout" svg:x1="15cm" svg:y1="24.001cm" svg:x2="15cm" svg:y2="22.001cm">
          <text:p/>
        </draw:line>
        <draw:line draw:style-name="gr3" draw:text-style-name="P4" draw:layer="layout" svg:x1="10.7cm" svg:y1="17cm" svg:x2="10.7cm" svg:y2="15cm">
          <text:p/>
        </draw:line>
        <draw:line draw:style-name="gr3" draw:text-style-name="P4" draw:layer="layout" svg:x1="12.4cm" svg:y1="14.4cm" svg:x2="10.7cm" svg:y2="15cm">
          <text:p/>
        </draw:line>
        <draw:line draw:style-name="gr3" draw:text-style-name="P4" draw:layer="layout" svg:x1="16.7cm" svg:y1="18.6cm" svg:x2="16.7cm" svg:y2="19.801cm">
          <text:p/>
        </draw:line>
        <draw:line draw:style-name="gr3" draw:text-style-name="P4" draw:layer="layout" svg:x1="18.7cm" svg:y1="24.1cm" svg:x2="18.7cm" svg:y2="22cm">
          <text:p/>
        </draw:line>
        <draw:line draw:style-name="gr3" draw:text-style-name="P4" draw:layer="layout" svg:x1="17.9cm" svg:y1="20.801cm" svg:x2="18.7cm" svg:y2="22cm">
          <text:p/>
        </draw:line>
        <draw:line draw:style-name="gr3" draw:text-style-name="P4" draw:layer="layout" svg:x1="16.7cm" svg:y1="17.8cm" svg:x2="16.7cm" svg:y2="16.9cm">
          <text:p/>
        </draw:line>
        <draw:line draw:style-name="gr3" draw:text-style-name="P4" draw:layer="layout" svg:x1="6.7cm" svg:y1="12.901cm" svg:x2="4.3cm" svg:y2="13.501cm">
          <text:p/>
        </draw:line>
        <draw:line draw:style-name="gr3" draw:text-style-name="P4" draw:layer="layout" svg:x1="4.3cm" svg:y1="17.001cm" svg:x2="4.3cm" svg:y2="13.501cm">
          <text:p/>
        </draw:line>
        <draw:line draw:style-name="gr3" draw:text-style-name="P4" draw:layer="layout" svg:x1="8.3cm" svg:y1="10.701cm" svg:x2="8.3cm" svg:y2="12.001cm">
          <text:p/>
        </draw:line>
        <draw:line draw:style-name="gr3" draw:text-style-name="P4" draw:layer="layout" svg:x1="8.3cm" svg:y1="8.301cm" svg:x2="8.3cm" svg:y2="9.401cm">
          <text:p/>
        </draw:line>
        <draw:line draw:style-name="gr3" draw:text-style-name="P4" draw:layer="layout" svg:x1="8.3cm" svg:y1="7.101cm" svg:x2="8.3cm" svg:y2="5.201cm">
          <text:p/>
        </draw:line>
        <draw:line draw:style-name="gr3" draw:text-style-name="P4" draw:layer="layout" svg:x1="15cm" svg:y1="22.001cm" svg:x2="15.7cm" svg:y2="21.101cm">
          <text:p/>
        </draw:line>
        <draw:line draw:style-name="gr3" draw:text-style-name="P4" draw:layer="layout" svg:x1="9.8cm" svg:y1="12.801cm" svg:x2="13.6cm" svg:y2="13.6cm">
          <text:p/>
        </draw:line>
        <draw:line draw:style-name="gr3" draw:text-style-name="P4" draw:layer="layout" svg:x1="16.7cm" svg:y1="16cm" svg:x2="16.7cm" svg:y2="15cm">
          <text:p/>
        </draw:line>
        <draw:frame draw:style-name="gr5" draw:text-style-name="P1" draw:layer="layout" svg:width="3cm" svg:height="1.2cm" svg:x="2.9cm" svg:y="16.901cm">
          <draw:text-box>
            <text:p><text:span text:style-name="T1">HASH JOIN ON Eid</text:span></text:p>
          </draw:text-box>
        </draw:frame>
        <draw:frame draw:style-name="gr4" draw:text-style-name="P1" draw:layer="layout" svg:width="2.8cm" svg:height="1.199cm" svg:x="17.3cm" svg:y="24.3cm">
          <draw:text-box>
            <text:p><text:span text:style-name="T1">ACCESS BY ROWID</text:span></text:p>
          </draw:text-box>
        </draw:frame>
        <draw:frame draw:style-name="gr4" draw:text-style-name="P1" draw:layer="layout" svg:width="3.6cm" svg:height="1.199cm" svg:x="12.4cm" svg:y="13.6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14.6cm" svg:y="14.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1.2cm" svg:y="14.7cm">
          <draw:text-box>
            <text:p><text:span text:style-name="T2">INNER</text:span></text:p>
          </draw:text-box>
        </draw:frame>
        <draw:frame draw:style-name="gr7" draw:text-style-name="P1" draw:layer="layout" svg:width="5.5cm" svg:height="0.8cm" svg:x="14.3cm" svg:y="17.8cm">
          <draw:text-box>
            <text:p><text:span text:style-name="T1">GB NO HASH ON SO.Sid</text:span></text:p>
          </draw:text-box>
        </draw:frame>
        <draw:frame draw:style-name="gr8" draw:text-style-name="P1" draw:layer="layout" svg:width="2cm" svg:height="0.725cm" svg:x="15.8cm" svg:y="16.1cm">
          <draw:text-box>
            <text:p><text:span text:style-name="T1">FILTER</text:span></text:p>
          </draw:text-box>
        </draw:frame>
        <draw:frame draw:style-name="gr1" draw:text-style-name="P1" draw:layer="layout" svg:width="3.2cm" svg:height="1.673cm" svg:x="9.4cm" svg:y="17.127cm">
          <draw:text-box>
            <text:p><text:span text:style-name="T1">FULL TABLE SCAN ON S <text:s/>+ FILTER</text:span></text:p>
          </draw:text-box>
        </draw:frame>
        <draw:frame draw:style-name="gr4" draw:text-style-name="P1" draw:layer="layout" svg:width="3.6cm" svg:height="1.199cm" svg:x="6.8cm" svg:y="12.101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4.9cm" svg:y="13.25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9.9cm" svg:y="13.156cm">
          <draw:text-box>
            <text:p><text:span text:style-name="T2">INNER</text:span></text:p>
          </draw:text-box>
        </draw:frame>
        <draw:frame draw:style-name="gr8" draw:text-style-name="P1" draw:layer="layout" svg:width="4.6cm" svg:height="0.725cm" svg:x="6.2cm" svg:y="9.575cm">
          <draw:text-box>
            <text:p><text:span text:style-name="T1">GB HASH ON Sp.Eid</text:span></text:p>
          </draw:text-box>
        </draw:frame>
        <draw:frame draw:style-name="gr8" draw:text-style-name="P1" draw:layer="layout" svg:width="2cm" svg:height="0.725cm" svg:x="7.4cm" svg:y="7.3cm">
          <draw:text-box>
            <text:p><text:span text:style-name="T1">FILTER</text:span></text:p>
          </draw:text-box>
        </draw:frame>
        <draw:frame draw:style-name="gr8" draw:text-style-name="P1" draw:layer="layout" svg:width="4.8cm" svg:height="0.725cm" svg:x="6cm" svg:y="4.375cm">
          <draw:text-box>
            <text:p><text:span text:style-name="T1">SELECT STATEMENT</text:span></text:p>
          </draw:text-box>
        </draw:frame>
        <draw:line draw:style-name="gr3" draw:text-style-name="P4" draw:layer="layout" svg:x1="15.3cm" svg:y1="14.3cm" svg:x2="16.7cm" svg:y2="15cm">
          <text:p/>
        </draw:line>
        <draw:frame draw:style-name="gr9" draw:text-style-name="P3" draw:layer="layout" svg:width="4.5cm" svg:height="0.725cm" svg:x="4cm" svg:y="22.275cm">
          <draw:text-box>
            <text:p text:style-name="P2"><text:span text:style-name="T1">ACCESS BY ROWID</text:span></text:p>
          </draw:text-box>
        </draw:frame>
        <draw:frame draw:style-name="gr10" draw:text-style-name="P3" draw:layer="layout" svg:width="2cm" svg:height="0.725cm" svg:x="5.3cm" svg:y="20.4cm">
          <draw:text-box>
            <text:p text:style-name="P2"><text:span text:style-name="T1">FILTER</text:span></text:p>
          </draw:text-box>
        </draw:frame>
        <draw:line draw:style-name="gr3" draw:text-style-name="P4" draw:layer="layout" svg:x1="6.2cm" svg:y1="22.2cm" svg:x2="6.2cm" svg:y2="21.2cm">
          <text:p/>
        </draw:line>
        <draw:line draw:style-name="gr3" draw:text-style-name="P4" draw:layer="layout" svg:x1="6.2cm" svg:y1="23.7cm" svg:x2="6.2cm" svg:y2="23.1cm">
          <text:p/>
        </draw:line>
        <draw:frame draw:style-name="gr11" draw:text-style-name="P3" draw:layer="layout" svg:width="4.8cm" svg:height="1.199cm" svg:x="16.1cm" svg:y="26.301cm">
          <draw:text-box>
            <text:p text:style-name="P2"><text:span text:style-name="T1">INDEX RANGE SCAN ON INDEX(SO.Sid)</text:span></text:p>
          </draw:text-box>
        </draw:frame>
        <draw:line draw:style-name="gr3" draw:text-style-name="P4" draw:layer="layout" svg:x1="18.7cm" svg:y1="26.3cm" svg:x2="18.7cm" svg:y2="25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4T18:31:27.065000000</dc:date>
    <meta:editing-duration>PT1H26M18S</meta:editing-duration>
    <meta:editing-cycles>15</meta:editing-cycles>
    <meta:generator>LibreOffice/6.3.6.2$Windows_X86_64 LibreOffice_project/2196df99b074d8a661f4036fca8fa0cbfa33a497</meta:generator>
    <meta:document-statistic meta:object-count="44"/>
  </office:meta>
</office:document-meta>
</file>